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co1" style:family="table-column">
      <style:table-column-properties style:column-width="2.587cm" style:use-optimal-column-width="false"/>
    </style:style>
    <style:style style:name="ro1" style:family="table-row">
      <style:table-row-properties style:row-height="5.815cm"/>
    </style:style>
    <style:style style:name="ro2" style:family="table-row">
      <style:table-row-properties style:row-height="2.365cm"/>
    </style:style>
    <style:style style:name="ro3" style:family="table-row">
      <style:table-row-properties style:row-height="2.368cm"/>
    </style:style>
    <style:style style:name="ce1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2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="0.001cm solid #000000">
        <style:tab-stops/>
      </style:paragraph-properties>
      <style:text-properties fo:font-size="18pt" style:font-size-asian="18pt" style:font-size-complex="18pt"/>
    </style:style>
    <style:style style:name="P1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2" style:family="paragraph">
      <style:paragraph-properties fo:text-align="center">
        <style:tab-stops/>
      </style:paragraph-properties>
      <style:text-properties fo:font-size="18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5.869cm" svg:height="17.645cm" svg:x="1.036cm" svg:y="1.9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 table:style-name="ce2">
                <text:p text:style-name="P1"><text:span text:style-name="T1">Statistic</text:span></text:p>
                <text:p text:style-name="P2"><text:span text:style-name="T1">Analysis</text:span></text:p>
              </table:table-cell>
              <table:table-cell>
                <text:p text:style-name="P3">Stochastic Simulations</text:p>
              </table:table-cell>
              <table:table-cell>
                <text:p text:style-name="P3">ODE Simulations</text:p>
              </table:table-cell>
              <table:table-cell>
                <text:p text:style-name="P4">Open Source</text:p>
              </table:table-cell>
              <table:table-cell>
                <text:p text:style-name="P3">Extensible</text:p>
              </table:table-cell>
              <table:table-cell>
                <text:p text:style-name="P3">GUI</text:p>
              </table:table-cell>
              <table:table-cell>
                <text:p text:style-name="P3">Rules</text:p>
              </table:table-cell>
              <table:table-cell>
                <text:p text:style-name="P3">Math</text:p>
              </table:table-cell>
              <table:table-cell>
                <text:p text:style-name="P3">Macros</text:p>
              </table:table-cell>
            </table:table-row>
            <table:table-row table:style-name="ro2" table:default-cell-style-name="ce1">
              <table:table-cell>
                <text:p text:style-name="P3">PySB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BNG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Kappa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Potters Wheel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Matlab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arlos </meta:initial-creator>
    <meta:creation-date>2011-07-29T11:40:18</meta:creation-date>
    <dc:date>2011-07-29T12:16:27</dc:date>
    <dc:creator>Carlos </dc:creator>
    <meta:editing-duration>PT5M46S</meta:editing-duration>
    <meta:editing-cycles>2</meta:editing-cycles>
    <meta:generator>LibreOffice/3.3$Unix LibreOffice_project/330m19$Build-202</meta:generator>
    <meta:document-statistic meta:object-count="1"/>
  </office:meta>
</office:document-meta>
</file>